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B40000004C2016B3DF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32pt" officeooo:rsid="001d33d7" officeooo:paragraph-rsid="001d33d7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32pt" officeooo:rsid="001d33d7" officeooo:paragraph-rsid="00861bba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6pt" officeooo:rsid="0087a031" officeooo:paragraph-rsid="0087a031" style:font-size-asian="16pt" style:font-size-complex="16pt"/>
    </style:style>
    <style:style style:name="P6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fo:font-weight="bold" officeooo:rsid="002a8da0" officeooo:paragraph-rsid="002a8da0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use-window-font-color="true" style:font-name="Bitstream Vera Serif" fo:font-size="8pt" fo:font-weight="bold" officeooo:rsid="004cb3fe" officeooo:paragraph-rsid="004cb3fe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fo:font-weight="bold" officeooo:rsid="00335e40" officeooo:paragraph-rsid="00335e40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officeooo:rsid="00335e40" officeooo:paragraph-rsid="00335e40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officeooo:rsid="00335e40" officeooo:paragraph-rsid="0033c541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officeooo:rsid="004fb772" officeooo:paragraph-rsid="004fb772" style:font-size-asian="8pt" style:font-size-complex="8pt"/>
    </style:style>
    <style:style style:name="P12" style:family="paragraph" style:parent-style-name="Table_20_Contents">
      <style:text-properties style:use-window-font-color="true" style:font-name="Bitstream Vera Serif" fo:font-size="8pt" fo:language="pt" fo:country="BR" fo:font-weight="bold" officeooo:rsid="002a8da0" officeooo:paragraph-rsid="002a8da0" style:font-size-asian="8pt" style:font-weight-asian="bold" style:font-size-complex="8pt" style:font-weight-complex="bold"/>
    </style:style>
    <style:style style:name="P13" style:family="paragraph" style:parent-style-name="Table_20_Contents">
      <style:text-properties fo:font-size="8pt" fo:font-weight="bold" officeooo:rsid="006811a1" officeooo:paragraph-rsid="006811a1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8pt" fo:font-weight="bold" officeooo:rsid="006811a1" officeooo:paragraph-rsid="006811a1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8pt" fo:font-weight="bold" officeooo:rsid="006d79f0" officeooo:paragraph-rsid="006d79f0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8pt" fo:font-weight="bold" officeooo:rsid="0069ae89" officeooo:paragraph-rsid="0069ae89" style:font-size-asian="8pt" style:font-weight-asian="bold" style:font-size-complex="8pt" style:font-weight-complex="bold"/>
    </style:style>
    <style:style style:name="P17" style:family="paragraph" style:parent-style-name="Table_20_Contents">
      <style:text-properties fo:font-size="8pt" officeooo:rsid="00660e6a" officeooo:paragraph-rsid="00660e6a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rsid="0069ae89" officeooo:paragraph-rsid="0069ae89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fo:font-size="8pt" officeooo:rsid="006811a1" officeooo:paragraph-rsid="006811a1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fo:font-size="8pt" officeooo:rsid="006cbf9a" officeooo:paragraph-rsid="006cbf9a" style:font-size-asian="8pt" style:font-size-complex="8pt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use-window-font-color="true" fo:font-size="32pt" officeooo:rsid="00124224" officeooo:paragraph-rsid="001d33d7" style:font-size-asian="32pt" style:font-size-complex="32pt"/>
    </style:style>
    <style:style style:name="P22" style:family="paragraph" style:parent-style-name="Standard">
      <style:paragraph-properties fo:text-align="start" style:justify-single-word="false" fo:break-before="page"/>
      <style:text-properties style:use-window-font-color="true" fo:font-size="12pt" fo:language="pt" fo:country="BR" fo:font-weight="bold" officeooo:rsid="00124224" officeooo:paragraph-rsid="009c044a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font-size="10pt" fo:language="pt" fo:country="BR" officeooo:rsid="001d33d7" officeooo:paragraph-rsid="001d33d7" style:font-size-asian="10pt" style:language-asian="en" style:country-asian="US" style:font-size-complex="10pt" style:language-complex="en" style:country-complex="US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33d7"/>
    </style:style>
    <style:style style:name="P25" style:family="paragraph" style:parent-style-name="Table_20_Contents">
      <style:text-properties fo:font-size="8pt" style:font-size-asian="8pt" style:font-size-complex="8pt"/>
    </style:style>
    <style:style style:name="P26" style:family="paragraph" style:parent-style-name="Table_20_Contents">
      <style:text-properties fo:font-size="8pt" officeooo:paragraph-rsid="00a4f09c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fo:font-size="8pt" officeooo:paragraph-rsid="00a4f09c" style:font-size-asian="8pt" style:font-size-complex="8pt"/>
    </style:style>
    <style:style style:name="P28" style:family="paragraph" style:parent-style-name="Table_20_Contents">
      <style:paragraph-properties fo:margin-left="0cm" fo:margin-right="0cm" fo:text-align="start" style:justify-single-word="false" fo:text-indent="0.499cm" style:auto-text-indent="false"/>
      <style:text-properties style:use-window-font-color="true" fo:font-size="8pt" fo:language="pt" fo:country="BR" officeooo:rsid="00797325" officeooo:paragraph-rsid="009c044a" style:font-size-asian="8pt" style:language-asian="en" style:country-asian="US" style:font-size-complex="8pt" style:language-complex="en" style:country-complex="US"/>
    </style:style>
    <style:style style:name="T1" style:family="text">
      <style:text-properties style:use-window-font-color="true" fo:font-weight="bold" officeooo:rsid="0078891b" style:font-weight-asian="bold" style:font-weight-complex="bold"/>
    </style:style>
    <style:style style:name="T2" style:family="text">
      <style:text-properties style:use-window-font-color="true" fo:font-weight="bold" officeooo:rsid="0081e8de" style:font-weight-asian="bold" style:font-weight-complex="bold"/>
    </style:style>
    <style:style style:name="T3" style:family="text">
      <style:text-properties style:use-window-font-color="true" fo:font-weight="bold" officeooo:rsid="0085b3d4" style:font-weight-asian="bold" style:font-weight-complex="bold"/>
    </style:style>
    <style:style style:name="T4" style:family="text">
      <style:text-properties fo:language="pt" fo:country="BR"/>
    </style:style>
    <style:style style:name="T5" style:family="text">
      <style:text-properties fo:language="pt" fo:country="BR" officeooo:rsid="009a76f0"/>
    </style:style>
    <style:style style:name="T6" style:family="text">
      <style:text-properties officeooo:rsid="00861bba"/>
    </style:style>
    <style:style style:name="T7" style:family="text">
      <style:text-properties officeooo:rsid="008adfe5"/>
    </style:style>
    <style:style style:name="T8" style:family="text">
      <style:text-properties officeooo:rsid="009c044a"/>
    </style:style>
    <style:style style:name="T9" style:family="text">
      <style:text-properties officeooo:rsid="009ccbbd"/>
    </style:style>
    <style:style style:name="T10" style:family="text">
      <style:text-properties officeooo:rsid="009db9aa"/>
    </style:style>
    <style:style style:name="T11" style:family="text">
      <style:text-properties officeooo:rsid="00a2976f"/>
    </style:style>
    <style:style style:name="T12" style:family="text">
      <style:text-properties officeooo:rsid="00a3a806"/>
    </style:style>
    <style:style style:name="T13" style:family="text">
      <style:text-properties officeooo:rsid="00a4f09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  <text:sequence-decl text:display-outline-level="0" text:name="Figure"/>
      </text:sequence-decls>
      <text:p text:style-name="P21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4">Relatório</text:span> <text:span text:style-name="T6">anual</text:span></text:p>
      <text:p text:style-name="P4">de <text:span text:style-name="T5">Atendimento</text:span></text:p>
      <text:p text:style-name="P5">[ANO]</text:p>
      <text:p text:style-name="P22"><text:span text:style-name="T8">1. Agendamentos da instituição</text:span></text:p>
      <text:p text:style-name="P23"/>
      <text:p text:style-name="P28"><text:span text:style-name="T8">Total de solicitações<text:tab/><text:tab/>[GERAL_TOTAL]<text:tab/><text:tab/>100%</text:span></text:p>
      <text:p text:style-name="P28"><text:span text:style-name="T8">Atendidas<text:tab/><text:tab/><text:tab/>[GERAL_ATEN]<text:tab/><text:tab/>[GERAL_ATEN_PORC]</text:span></text:p>
      <text:p text:style-name="P28"><text:span text:style-name="T8">Rejeitadas<text:tab/><text:tab/><text:tab/>[GERAL_REJEI]<text:tab/><text:tab/>[GERAL_REJEI_PORC]</text:span></text:p>
      <text:p text:style-name="P28"><text:span text:style-name="T8">Canceladas pel</text:span><text:span text:style-name="T9">o setor<text:tab/></text:span><text:span text:style-name="T8"><text:tab/></text:span><text:span text:style-name="T11">[GERAL_C_SET]</text:span><text:span text:style-name="T8"><text:tab/><text:tab/></text:span><text:span text:style-name="T12">[GERAL_C_SET_PORC]</text:span></text:p>
      <text:p text:style-name="P28"><text:span text:style-name="T8">Canceladas pelos solicitantes<text:tab/>[GERAL_C_SOL]<text:tab/><text:tab/>[GERAL_C_SOL_PORC]</text:span></text:p>
      <text:p text:style-name="P23"/>
      <text:p text:style-name="P2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ejaVu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Illustration" style:family="paragraph" style:parent-style-name="Caption" style:class="extra"/>
    <style:style style:name="Image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Figure" style:family="paragraph" style:parent-style-name="Caption"/>
    <style:style style:name="Illustration_20__28_user_29_" style:display-name="Illustration (user)" style:family="paragraph" style:parent-style-name="Caption"/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MP2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3cm" fo:margin-bottom="2cm" fo:margin-left="2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CABECALHO" text:anchor-type="as-char" svg:width="15.381cm" svg:height="2.681cm" draw:z-index="0"><draw:image xlink:href="Pictures/20000002000001B40000004C2016B3DF.eps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Landscape" style:page-layout-name="Mpm3"/>
    <style:master-page style:name="Paisagem_20_personalizada" style:display-name="Paisagem personalizada" style:page-layout-name="Mpm4">
      <style:header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Relatório de quilometragem</dc:title>
    <meta:initial-creator>Hugo Maia Vieira</meta:initial-creator>
    <meta:creation-date>2010-12-07T15:51:17</meta:creation-date>
    <dc:language>en-GB</dc:language>
    <meta:editing-cycles>134</meta:editing-cycles>
    <meta:editing-duration>PT21H24M11S</meta:editing-duration>
    <meta:keyword>relatório</meta:keyword>
    <meta:keyword>quilometragem</meta:keyword>
    <dc:date>2010-12-15T19:09:29</dc:date>
    <dc:creator>Hugo Maia Vieira</dc:creator>
    <meta:document-statistic meta:table-count="0" meta:image-count="1" meta:object-count="0" meta:page-count="2" meta:paragraph-count="10" meta:word-count="30" meta:character-count="315"/>
    <meta:user-defined meta:name="Info 1"/>
    <meta:user-defined meta:name="Info 2"/>
    <meta:user-defined meta:name="Info 3"/>
    <meta:user-defined meta:name="Info 4"/>
  </office:meta>
</office:document-meta>
</file>